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paragraph" svg:width="17cm" svg:height="9.232cm" draw:z-index="0"><draw:image xlink:href="../test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ячеслав Владимирович Борисов</meta:initial-creator>
    <meta:creation-date>2018-12-14T07:20:33.142921014</meta:creation-date>
    <meta:generator>LibreOffice/6.1.3.2$Linux_X86_64 LibreOffice_project/10$Build-2</meta:generator>
    <dc:date>2019-03-21T08:02:39.410721417</dc:date>
    <meta:editing-duration>PT2M29S</meta:editing-duration>
    <meta:editing-cycles>3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